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6f6f4" style:font-name="Droid Sans Mono" fo:font-size="10.5pt" fo:font-weight="normal" fo:background-color="#282a36"/>
    </style:style>
    <style:style style:name="P2" style:family="paragraph" style:parent-style-name="Standard">
      <style:text-properties fo:color="#f6f6f4" style:font-name="Droid Sans Mono" fo:font-size="10.5pt" fo:font-weight="normal" officeooo:rsid="000e7833" officeooo:paragraph-rsid="000e7833" fo:background-color="#282a36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rsid="000e7833" officeooo:paragraph-rsid="000e7833"/>
    </style:style>
    <style:style style:name="T1" style:family="text">
      <style:text-properties fo:color="#f286c4"/>
    </style:style>
    <style:style style:name="T2" style:family="text">
      <style:text-properties fo:color="#62e884"/>
    </style:style>
    <style:style style:name="T3" style:family="text">
      <style:text-properties fo:color="#62e884" fo:font-style="italic"/>
    </style:style>
    <style:style style:name="T4" style:family="text">
      <style:text-properties fo:color="#dee492"/>
    </style:style>
    <style:style style:name="T5" style:family="text">
      <style:text-properties fo:color="#e7ee98"/>
    </style:style>
    <style:style style:name="T6" style:family="text">
      <style:text-properties fo:color="#bf9eee"/>
    </style:style>
    <style:style style:name="T7" style:family="text">
      <style:text-properties fo:color="#ffb86c" fo:font-style="italic"/>
    </style:style>
    <style:style style:name="T8" style:family="text">
      <style:text-properties fo:color="#97e1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<text:span text:style-name="T1">DOCTYPE</text:span> <text:span text:style-name="T3">html</text:span>&gt;</text:p>
      <text:p text:style-name="P1">&lt;<text:span text:style-name="T1">html</text:span> <text:span text:style-name="T3">lang</text:span><text:span text:style-name="T1">=</text:span><text:span text:style-name="T4">"</text:span><text:span text:style-name="T5">en</text:span><text:span text:style-name="T4">"</text:span>&gt;</text:p>
      <text:p text:style-name="P1">&lt;<text:span text:style-name="T1">head</text:span>&gt;</text:p>
      <text:p text:style-name="P1">&lt;<text:span text:style-name="T1">meta</text:span> <text:span text:style-name="T3">charset</text:span><text:span text:style-name="T1">=</text:span><text:span text:style-name="T4">"</text:span><text:span text:style-name="T5">UTF-8</text:span><text:span text:style-name="T4">"</text:span> /&gt;</text:p>
      <text:p text:style-name="P1">&lt;<text:span text:style-name="T1">meta</text:span> <text:span text:style-name="T3">name</text:span><text:span text:style-name="T1">=</text:span><text:span text:style-name="T4">"</text:span><text:span text:style-name="T5">viewport</text:span><text:span text:style-name="T4">"</text:span> <text:span text:style-name="T3">content</text:span><text:span text:style-name="T1">=</text:span><text:span text:style-name="T4">"</text:span><text:span text:style-name="T5">width=device-width, initial-scale=1.0</text:span><text:span text:style-name="T4">"</text:span> /&gt;</text:p>
      <text:p text:style-name="P1">&lt;<text:span text:style-name="T1">title</text:span>&gt;Document&lt;/<text:span text:style-name="T1">title</text:span>&gt;</text:p>
      <text:p text:style-name="P1">&lt;<text:span text:style-name="T1">link</text:span> <text:span text:style-name="T3">rel</text:span><text:span text:style-name="T1">=</text:span><text:span text:style-name="T4">"</text:span><text:span text:style-name="T5">stylesheet</text:span><text:span text:style-name="T4">"</text:span> <text:span text:style-name="T3">href</text:span><text:span text:style-name="T1">=</text:span><text:span text:style-name="T4">"</text:span><text:span text:style-name="T5">style.css</text:span><text:span text:style-name="T4">"</text:span> /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main</text:span><text:span text:style-name="T4">"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-container</text:span><text:span text:style-name="T4">"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<text:soft-page-break/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rick</text:span><text:span text:style-name="T4">"</text:span>&gt;&lt;/<text:span text:style-name="T1">div</text:span>&gt;</text:p>
      <text:p text:style-name="P1">&lt;/<text:span text:style-name="T1">div</text:span>&gt;</text:p>
      <text:p text:style-name="P1">&lt;<text:span text:style-name="T1">div</text:span> <text:span text:style-name="T3">class</text:span><text:span text:style-name="T1">=</text:span><text:span text:style-name="T4">"</text:span><text:span text:style-name="T5">ball</text:span><text:span text:style-name="T4">"</text:span>&gt;&lt;/<text:span text:style-name="T1">div</text:span>&gt;</text:p>
      <text:p text:style-name="P1">&lt;<text:span text:style-name="T1">div</text:span> <text:span text:style-name="T3">id</text:span><text:span text:style-name="T1">=</text:span><text:span text:style-name="T4">"</text:span><text:span text:style-name="T5">platform</text:span><text:span text:style-name="T4">"</text:span>&gt;&lt;/<text:span text:style-name="T1">div</text:span>&gt;</text:p>
      <text:p text:style-name="P1">&lt;/<text:span text:style-name="T1">div</text:span>&gt;</text:p>
      <text:p text:style-name="P1">&lt;/<text:span text:style-name="T1">body</text:span>&gt;</text:p>
      <text:p text:style-name="P1">&lt;<text:span text:style-name="T1">script</text:span>&gt;</text:p>
      <text:p text:style-name="P1"><text:span text:style-name="T1">var</text:span> board <text:span text:style-name="T1">=</text:span> document.<text:span text:style-name="T2">getElementById</text:span>(<text:span text:style-name="T4">"</text:span><text:span text:style-name="T5">platform</text:span><text:span text:style-name="T4">"</text:span>);</text:p>
      <text:p text:style-name="P1"><text:span text:style-name="T1">var</text:span> position <text:span text:style-name="T1">=</text:span> <text:span text:style-name="T6">350</text:span>;</text:p>
      <text:p text:style-name="P1">document.<text:span text:style-name="T2">addEventListener</text:span>(<text:span text:style-name="T4">"</text:span><text:span text:style-name="T5">keydown</text:span><text:span text:style-name="T4">"</text:span>, <text:span text:style-name="T1">function</text:span> (<text:span text:style-name="T7">e</text:span>) {</text:p>
      <text:p text:style-name="P1"><text:span text:style-name="T1">switch</text:span> (<text:span text:style-name="T7">e</text:span>.<text:span text:style-name="T6">code</text:span>) {</text:p>
      <text:p text:style-name="P1"><text:span text:style-name="T1">case</text:span> <text:span text:style-name="T4">"</text:span><text:span text:style-name="T5">ArrowLeft</text:span><text:span text:style-name="T4">"</text:span>:</text:p>
      <text:p text:style-name="P1"><text:soft-page-break/>position <text:span text:style-name="T1">=</text:span> position <text:span text:style-name="T1">-</text:span> <text:span text:style-name="T6">10</text:span>;</text:p>
      <text:p text:style-name="P3"/>
      <text:p text:style-name="P1"><text:span text:style-name="T1">if</text:span> (position <text:span text:style-name="T1">&lt;=</text:span> <text:span text:style-name="T6">0</text:span>) {</text:p>
      <text:p text:style-name="P1">position <text:span text:style-name="T1">=</text:span> <text:span text:style-name="T6">0</text:span>;</text:p>
      <text:p text:style-name="P1">}</text:p>
      <text:p text:style-name="P1">board.<text:span text:style-name="T6">style</text:span>.left <text:span text:style-name="T1">=</text:span> <text:span text:style-name="T5">`</text:span><text:span text:style-name="T1">${</text:span>position<text:span text:style-name="T1">}</text:span><text:span text:style-name="T5">px`</text:span>;</text:p>
      <text:p text:style-name="P1"><text:span text:style-name="T1">break</text:span>;</text:p>
      <text:p text:style-name="P1"><text:span text:style-name="T1">case</text:span> <text:span text:style-name="T4">"</text:span><text:span text:style-name="T5">ArrowRight</text:span><text:span text:style-name="T4">"</text:span>:</text:p>
      <text:p text:style-name="P1">position <text:span text:style-name="T1">=</text:span> position <text:span text:style-name="T1">+</text:span> <text:span text:style-name="T6">10</text:span>;</text:p>
      <text:p text:style-name="P3"/>
      <text:p text:style-name="P1"><text:span text:style-name="T1">if</text:span> (position <text:span text:style-name="T1">&gt;=</text:span> <text:span text:style-name="T6">745</text:span> <text:span text:style-name="T1">-</text:span> <text:span text:style-name="T6">70</text:span>) {</text:p>
      <text:p text:style-name="P1">position <text:span text:style-name="T1">=</text:span> <text:span text:style-name="T6">745</text:span> <text:span text:style-name="T1">-</text:span> <text:span text:style-name="T6">70</text:span>;</text:p>
      <text:p text:style-name="P1">}</text:p>
      <text:p text:style-name="P1">board.<text:span text:style-name="T6">style</text:span>.left <text:span text:style-name="T1">=</text:span> <text:span text:style-name="T5">`</text:span><text:span text:style-name="T1">${</text:span>position<text:span text:style-name="T1">}</text:span><text:span text:style-name="T5">px`</text:span>;</text:p>
      <text:p text:style-name="P1"><text:span text:style-name="T1">break</text:span>;</text:p>
      <text:p text:style-name="P1">}</text:p>
      <text:p text:style-name="P1">});</text:p>
      <text:p text:style-name="P1">&lt;/<text:span text:style-name="T1">script</text:span>&gt;</text:p>
      <text:p text:style-name="P1">&lt;/<text:span text:style-name="T1">html</text:span>&gt;</text:p>
      <text:p text:style-name="P1"/>
      <text:p text:style-name="Standard"/>
      <text:p text:style-name="P4">style.css</text:p>
      <text:p text:style-name="P2"><text:span text:style-name="T1">.</text:span> {</text:p>
      <text:p text:style-name="P1"><text:span text:style-name="T8">margin</text:span><text:span text:style-name="T1">:</text:span> <text:span text:style-name="T6">0</text:span>;</text:p>
      <text:p text:style-name="P1"><text:span text:style-name="T8">padding</text:span><text:span text:style-name="T1">:</text:span> <text:span text:style-name="T6">0</text:span>;</text:p>
      <text:p text:style-name="P1"><text:span text:style-name="T8">box-sizing</text:span><text:span text:style-name="T1">:</text:span> <text:span text:style-name="T6">border-box</text:span>;</text:p>
      <text:p text:style-name="P1">}</text:p>
      <text:p text:style-name="P1"><text:span text:style-name="T3">.main</text:span> {</text:p>
      <text:p text:style-name="P1"><text:span text:style-name="T8">position</text:span><text:span text:style-name="T1">:</text:span> <text:span text:style-name="T6">relative</text:span>;</text:p>
      <text:p text:style-name="P1"><text:span text:style-name="T8">width</text:span><text:span text:style-name="T1">:</text:span> <text:span text:style-name="T6">745</text:span><text:span text:style-name="T1">px</text:span>;</text:p>
      <text:p text:style-name="P1"><text:span text:style-name="T8">height</text:span><text:span text:style-name="T1">:</text:span> <text:span text:style-name="T6">400</text:span><text:span text:style-name="T1">px</text:span>;</text:p>
      <text:p text:style-name="P1"><text:span text:style-name="T8">background-color</text:span><text:span text:style-name="T1">:</text:span> <text:span text:style-name="T6">aquamarine</text:span>;</text:p>
      <text:p text:style-name="P1"><text:span text:style-name="T8">margin</text:span><text:span text:style-name="T1">:</text:span> <text:span text:style-name="T6">0</text:span> <text:span text:style-name="T6">auto</text:span>;</text:p>
      <text:p text:style-name="P1"><text:span text:style-name="T8">border</text:span><text:span text:style-name="T1">:</text:span> <text:span text:style-name="T6">1</text:span><text:span text:style-name="T1">px</text:span> <text:span text:style-name="T6">solid</text:span> <text:span text:style-name="T6">black</text:span>;</text:p>
      <text:p text:style-name="P1">}</text:p>
      <text:p text:style-name="P1"><text:span text:style-name="T3">.brick-container</text:span> {</text:p>
      <text:p text:style-name="P1"><text:span text:style-name="T8">display</text:span><text:span text:style-name="T1">:</text:span> <text:span text:style-name="T6">flex</text:span>;</text:p>
      <text:p text:style-name="P1"><text:span text:style-name="T8">flex-wrap</text:span><text:span text:style-name="T1">:</text:span> <text:span text:style-name="T6">wrap</text:span>;</text:p>
      <text:p text:style-name="P1"><text:span text:style-name="T8">justify-content</text:span><text:span text:style-name="T1">:</text:span> <text:span text:style-name="T6">center</text:span>;</text:p>
      <text:p text:style-name="P1">}</text:p>
      <text:p text:style-name="P1"><text:span text:style-name="T3">.brick</text:span> {</text:p>
      <text:p text:style-name="P1"><text:span text:style-name="T8">border</text:span><text:span text:style-name="T1">:</text:span> <text:span text:style-name="T6">1</text:span><text:span text:style-name="T1">px</text:span> <text:span text:style-name="T6">solid</text:span> <text:span text:style-name="T6">aquamarine</text:span>;</text:p>
      <text:p text:style-name="P1"><text:span text:style-name="T8">background-color</text:span><text:span text:style-name="T1">:</text:span> <text:span text:style-name="T6">black</text:span>;</text:p>
      <text:p text:style-name="P1"><text:span text:style-name="T8">width</text:span><text:span text:style-name="T1">:</text:span> <text:span text:style-name="T6">60</text:span><text:span text:style-name="T1">px</text:span>;</text:p>
      <text:p text:style-name="P1"><text:span text:style-name="T8">height</text:span><text:span text:style-name="T1">:</text:span> <text:span text:style-name="T6">20</text:span><text:span text:style-name="T1">px</text:span>;</text:p>
      <text:p text:style-name="P1">}</text:p>
      <text:p text:style-name="P1"><text:span text:style-name="T3">.ball</text:span> {</text:p>
      <text:p text:style-name="P1"><text:soft-page-break/><text:span text:style-name="T8">position</text:span><text:span text:style-name="T1">:</text:span> <text:span text:style-name="T6">absolute</text:span>;</text:p>
      <text:p text:style-name="P1"><text:span text:style-name="T8">width</text:span><text:span text:style-name="T1">:</text:span> <text:span text:style-name="T6">25</text:span><text:span text:style-name="T1">px</text:span>;</text:p>
      <text:p text:style-name="P1"><text:span text:style-name="T8">height</text:span><text:span text:style-name="T1">:</text:span> <text:span text:style-name="T6">25</text:span><text:span text:style-name="T1">px</text:span>;</text:p>
      <text:p text:style-name="P1"><text:span text:style-name="T8">border-radius</text:span><text:span text:style-name="T1">:</text:span> <text:span text:style-name="T6">50</text:span><text:span text:style-name="T1">%</text:span>;</text:p>
      <text:p text:style-name="P1"><text:span text:style-name="T8">background-color</text:span><text:span text:style-name="T1">:</text:span> <text:span text:style-name="T6">black</text:span>;</text:p>
      <text:p text:style-name="P1"><text:span text:style-name="T8">bottom</text:span><text:span text:style-name="T1">:</text:span> <text:span text:style-name="T6">15</text:span><text:span text:style-name="T1">px</text:span>;</text:p>
      <text:p text:style-name="P1"><text:span text:style-name="T8">left</text:span><text:span text:style-name="T1">:</text:span> <text:span text:style-name="T6">50</text:span><text:span text:style-name="T1">%</text:span>;</text:p>
      <text:p text:style-name="P1">}</text:p>
      <text:p text:style-name="P1"><text:span text:style-name="T3">#platform</text:span> {</text:p>
      <text:p text:style-name="P1"><text:span text:style-name="T8">width</text:span><text:span text:style-name="T1">:</text:span> <text:span text:style-name="T6">70</text:span><text:span text:style-name="T1">px</text:span>;</text:p>
      <text:p text:style-name="P1"><text:span text:style-name="T8">height</text:span><text:span text:style-name="T1">:</text:span> <text:span text:style-name="T6">10</text:span><text:span text:style-name="T1">px</text:span>;</text:p>
      <text:p text:style-name="P1"><text:span text:style-name="T8">border-radius</text:span><text:span text:style-name="T1">:</text:span> <text:span text:style-name="T6">10</text:span><text:span text:style-name="T1">%</text:span>;</text:p>
      <text:p text:style-name="P1"><text:span text:style-name="T8">background-color</text:span><text:span text:style-name="T1">:</text:span> <text:span text:style-name="T6">black</text:span>;</text:p>
      <text:p text:style-name="P1"><text:span text:style-name="T8">position</text:span><text:span text:style-name="T1">:</text:span> <text:span text:style-name="T6">absolute</text:span>;</text:p>
      <text:p text:style-name="P1"><text:span text:style-name="T8">bottom</text:span><text:span text:style-name="T1">:</text:span> <text:span text:style-name="T6">5</text:span><text:span text:style-name="T1">px</text:span>;</text:p>
      <text:p text:style-name="P1"><text:span text:style-name="T8">left</text:span><text:span text:style-name="T1">:</text:span> <text:span text:style-name="T6">50</text:span><text:span text:style-name="T1">%</text:span>;</text:p>
      <text:p text:style-name="P1">}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5:48:58.070454539</meta:creation-date>
    <dc:date>2020-08-19T15:49:39.814695363</dc:date>
    <meta:editing-duration>PT42S</meta:editing-duration>
    <meta:editing-cycles>1</meta:editing-cycles>
    <meta:document-statistic meta:table-count="0" meta:image-count="0" meta:object-count="0" meta:page-count="4" meta:paragraph-count="154" meta:word-count="323" meta:character-count="3116" meta:non-whitespace-character-count="2947"/>
    <meta:generator>LibreOffice/6.4.3.2$Linux_X86_64 LibreOffice_project/40$Build-2</meta:generator>
  </office:meta>
</office:document-meta>
</file>